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draft of my EMAC 2321 Syllabus for Fall 2012</text:p>
      <text:p text:style-name="Standard"/>
      <text:p text:style-name="Standard">Schedule </text:p>
      <text:p text:style-name="Standard"/>
      <text:p text:style-name="Standard">Week 1<text:line-break/><text:line-break/>Monday August 27<text:line-break/><text:line-break/><text:line-break/>Wednesday August 29<text:line-break/><text:line-break/><text:line-break/>Week 2<text:line-break/><text:line-break/>Monday September 03<text:line-break/><text:line-break/><text:line-break/>Wednesday September 05<text:line-break/><text:line-break/><text:line-break/>Week 3<text:line-break/><text:line-break/>Monday September 10<text:line-break/><text:line-break/><text:line-break/>Wednesday September 12<text:line-break/><text:line-break/><text:line-break/>Week 4<text:line-break/><text:line-break/>Monday September 17<text:line-break/><text:line-break/><text:line-break/>Wednesday September 19<text:line-break/><text:line-break/><text:line-break/>Week 5<text:line-break/><text:line-break/>Monday September 24<text:line-break/><text:line-break/><text:line-break/>Wednesday September 26<text:line-break/><text:line-break/><text:line-break/>Week 6<text:line-break/><text:line-break/>Monday October 01<text:line-break/><text:line-break/><text:line-break/><text:soft-page-break/>Wednesday October 03<text:line-break/><text:line-break/><text:line-break/>Week 7<text:line-break/><text:line-break/>Monday October 08<text:line-break/><text:line-break/><text:line-break/>Wednesday October 10<text:line-break/><text:line-break/><text:line-break/>Week 8<text:line-break/><text:line-break/>Monday October 15<text:line-break/><text:line-break/><text:line-break/>Wednesday October 17<text:line-break/><text:line-break/><text:line-break/>Week 9<text:line-break/><text:line-break/>Monday October 22<text:line-break/><text:line-break/><text:line-break/>Wednesday October 24<text:line-break/><text:line-break/><text:line-break/>Week 10<text:line-break/><text:line-break/>Monday October 29<text:line-break/><text:line-break/><text:line-break/>Wednesday October 31<text:line-break/><text:line-break/><text:line-break/>Week 11<text:line-break/><text:line-break/>Monday November 05<text:line-break/><text:line-break/><text:line-break/>Wednesday November 07<text:line-break/><text:line-break/><text:line-break/>Week 12<text:line-break/><text:line-break/>Monday November 12<text:line-break/><text:line-break/><text:line-break/>Wednesday November 14<text:line-break/><text:soft-page-break/><text:line-break/><text:line-break/>Week 13<text:line-break/><text:line-break/>Monday November 19<text:line-break/><text:line-break/><text:line-break/>Wednesday November 21<text:line-break/><text:line-break/><text:line-break/>Week 14<text:line-break/><text:line-break/>Monday November 26<text:line-break/><text:line-break/><text:line-break/>Wednesday November 28<text:line-break/><text:line-break/><text:line-break/>Week 15<text:line-break/><text:line-break/>Monday December 03<text:line-break/><text:line-break/><text:line-break/>Wednesday December 05<text:line-break/><text:line-break/><text:line-break/>Week 16<text:line-break/><text:line-break/>Monday December 10<text:line-break/><text:line-break/><text:lin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6T11:10:11</meta:creation-date>
    <dc:date>2012-07-18T21:00:21</dc:date>
    <meta:editing-duration>P0D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3" meta:paragraph-count="3" meta:word-count="138" meta:character-count="888" meta:non-whitespace-character-count="673"/>
  </office:meta>
</office:document-meta>
</file>